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PermissionImpl.relo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ies.Entries( List 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Provider.init( Session systemSession , Map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ACLProvider.getEffectivePolicies( Path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dPermissionImpl.CompiledPermissionImpl( Set principals , boolean listenToEv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iledPermissionImpl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dPermissionImpl.onEvent( EventIterator ev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CLProvider.getEditor( Session editing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ies.getResult( Item target , String targetPath , boolean isAcIte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iledPermissionImpl.buildResult( Path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LProvider.isAcItem( Path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Provider.canAccessRoot( Set princip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Provider.isAcItem( ItemImpl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Provider.compilePermissions( Set princip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iledPermissionImpl.CompiledPermissionImpl( Set princip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